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af02" officeooo:paragraph-rsid="0013af02"/>
    </style:style>
    <style:style style:name="T1" style:family="text">
      <style:text-properties officeooo:rsid="0014bff9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d_zaznamu - „pacov_0000001“ (prostě kód fotky)</text:p>
      <text:p text:style-name="P1">2. nazev - „libovolný text“ (prostě název)</text:p>
      <text:p text:style-name="P1">3. lokalita - „libovolný text“ (p<text:span text:style-name="T1">rostě ulice, náměstí, louka, cokoliv)</text:span></text:p>
      <text:p text:style-name="P1">4. cislo_popisne - „libovolné číslo“ <text:span text:style-name="T1">(bude tam, kde pude lokalita upřesnit čísle)</text:span></text:p>
      <text:p text:style-name="P1">5. autor-vydavatel - „libovolný text“ <text:span text:style-name="T1">(prostě autor)</text:span></text:p>
      <text:p text:style-name="P1">6. datace – tady mám problém, protože není easy zavést do databáze rozsah data, bude to tedy tak, že budete mít formulář, kde budou dva kalendář<text:span text:style-name="T1">e</text:span>, zadáte tam buď dvě data jakože rozsah, nebo jen jedno datum, pokud budete vědět přesné. </text:p>
      <text:p text:style-name="P1">7. typ_media - „libovolný text“ <text:span text:style-name="T1">(prostě typ média)</text:span></text:p>
      <text:p text:style-name="P1">8. skladovano - „libovolný text“ <text:span text:style-name="T1">(tady bude info o skladování)</text:span></text:p>
      <text:p text:style-name="P1">9. klicova_slova - „libovolný text“ <text:span text:style-name="T1">(zasebou středníkem oddělená klíčová slova)</text:span></text:p>
      <text:p text:style-name="P1">10. popis <text:s/>- „libovolný text“ <text:span text:style-name="T1">(popis fotky, komentáař, cokoliv)</text:span></text:p>
      <text:p text:style-name="P1">11. gps - „gps údaj“ <text:span text:style-name="T1">(zkopírovaní gps údaj)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4-12-24T11:52:14.081545316</meta:creation-date>
    <dc:date>2014-12-24T13:17:40.306501737</dc:date>
    <dc:creator>Martin Prokop</dc:creator>
    <meta:editing-duration>PT1H10M16S</meta:editing-duration>
    <meta:editing-cycles>1</meta:editing-cycles>
    <meta:document-statistic meta:table-count="0" meta:image-count="0" meta:object-count="0" meta:page-count="1" meta:paragraph-count="11" meta:word-count="128" meta:character-count="827" meta:non-whitespace-character-count="707"/>
    <meta:generator>LibreOffice/4.3.3.2$Linux_x86 LibreOffice_project/430m0$Build-2</meta:generator>
  </office:meta>
</office:document-meta>
</file>